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lbany"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lbany" fo:font-weight="normal" style:font-weight-asian="normal" style:font-weight-complex="normal"/>
    </style:style>
    <style:style style:name="P3" style:family="paragraph" style:parent-style-name="Standard">
      <style:paragraph-properties fo:text-align="center" style:justify-single-word="false"/>
      <style:text-properties style:font-name="Albany"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paragraph-properties fo:margin-left="0cm" fo:margin-right="0cm" fo:text-indent="0cm" style:auto-text-indent="false"/>
    </style:style>
    <style:style style:name="P13" style:family="paragraph" style:parent-style-name="Text_20_body" style:list-style-name="L6"/>
    <style:style style:name="P14" style:family="paragraph" style:parent-style-name="Text_20_body" style:list-style-name="L7"/>
    <style:style style:name="T1" style:family="text">
      <style:text-properties fo:font-style="italic" style:font-style-asian="italic" style:font-style-complex="italic"/>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raffic 3.1 – Getting Started</text:p>
      <text:p text:style-name="P2"/>
      <text:p text:style-name="P3">Matthias Lo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 0.8</text:p>
      <text:p text:style-name="P2">Date: 22 November 2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3</text:p>
          <text:p text:style-name="P6">Intended Audience<text:tab/>3</text:p>
          <text:p text:style-name="P5">Installation and configuration<text:tab/>4</text:p>
          <text:p text:style-name="P6">EiffelStudio<text:tab/>4</text:p>
          <text:p text:style-name="P6">EiffelMedia<text:tab/>4</text:p>
          <text:p text:style-name="P6">Traffic<text:tab/>5</text:p>
          <text:p text:style-name="P5">Run example applications<text:tab/>6</text:p>
          <text:p text:style-name="P5">Create application from scratch<text:tab/>7</text:p>
          <text:p text:style-name="P6">The Traffic library<text:tab/>7</text:p>
          <text:p text:style-name="P6">Touch application<text:tab/>7</text:p>
          <text:p text:style-name="P6">New Application<text:tab/>8</text:p>
          <text:p text:style-name="P5">References<text:tab/>9</text:p>
        </text:index-body>
      </text:table-of-content>
      <text:p text:style-name="Text_20_body"/>
      <text:h text:style-name="P7" text:outline-level="1">Introduction</text:h>
      <text:p text:style-name="Text_20_body">Since 2003 the Chair of <text:s/>Software Engineering at the ETH Zurich teaches “Introduction to Programming” for their first semester students following the ideas of the Inverted Curriculum. It builds around a large piece of software which includes a tool called Traffic [1]. Traffic consists of the Traffic library, as well as some example applications.</text:p>
      <text:p text:style-name="Text_20_body">In this guide I will try to explain how to get your first Traffic example application running and help you create your own Traffic application.</text:p>
      <text:h text:style-name="Heading_20_2" text:outline-level="2">Intended Audience</text:h>
      <text:p text:style-name="Text_20_body">--- for beginners, no previous knowledge of programming, traffic, etc ---</text:p>
      <text:p text:style-name="Text_20_body">The operating system I am using is “Windows XP (32 bit)”. The exact procedure for other operating systems – although similar – may differ.</text:p>
      <text:h text:style-name="Heading_20_1" text:outline-level="1">Installation and configuration</text:h>
      <text:p text:style-name="Text_20_body">Obviously, the first thing you need to do is to get your copy of Traffic. Traffic itself depends on other software, which you will also have to get a copy of. These are EiffelStudio and EiffelMedia.</text:p>
      <text:p text:style-name="Text_20_body">Please note that the current version of Traffic (Version 3.1) depends on certain versions of that software – EiffelStudio 5.7 and EiffelMedia 0.8.1 – to be specific, it may work on other versions, but I wouldn't count on it. </text:p>
      <text:h text:style-name="Heading_20_2" text:outline-level="2">EiffelStudio</text:h>
      <text:p text:style-name="Text_20_body">Traffic is written in a programming language called Eiffel. Although you can write programs with a simple text editor, I strongly recommend against it. EiffelStudio is an Integrated development Environment, which allows you to create, compile and run applications.</text:p>
      <text:p text:style-name="Text_20_body">As a prerequisite and although not required, I recommend you to install the “Microsoft .NET Framework” if you don't have it already.</text:p>
      <text:p text:style-name="Text_20_body">You can locate EiffelStudio on the <text:span text:style-name="T1">Eiffel Software</text:span> page or directly on this page: <text:a xlink:type="simple" xlink:href="http://eiffelsoftware.origo.ethz.ch/downloads/builds/">http://eiffelsoftware.origo.ethz.ch/downloads/builds/</text:a>. You will have to choose the correct version to download according the operating system you use. I will use the Windows version <text:s/>(Eiffel57_gpl_64493-windows.msi) and the whole guide will be based on said operating system.</text:p>
      <text:p text:style-name="Text_20_body">Run the EiffelStudio installer as a system administrator and follow the instructions on screen.</text:p>
      <text:p text:style-name="Text_20_body">While installing EiffelStudio you will at one point have to choose which C Compiler you want to use (either <text:span text:style-name="T1">Borland Compiler</text:span> or <text:span text:style-name="T1">Microsoft Visual Studio Compiler</text:span>). It does not matter which one you choose – I chose the former – but you have to remember which one.</text:p>
      <text:p text:style-name="Text_20_body">--- do walkthrough? ---</text:p>
      <text:h text:style-name="Heading_20_2" text:outline-level="2">EiffelMedia</text:h>
      <text:p text:style-name="Text_20_body">As with most other modern software, Traffic has some pretty graphics. These are not possible without the EiffelMedia library. If you want to know more about EiffelMedia, please visit the homepage: <text:a xlink:type="simple" xlink:href="http://eiffelmedia.origo.ethz.ch/">http://eiffelmedia.origo.ethz.ch/</text:a></text:p>
      <text:p text:style-name="Text_20_body">You will need EiffelMedia 0.8.1, which is available here: <text:a xlink:type="simple" xlink:href="http://se.inf.ethz.ch/builds/em">http://se.inf.ethz.ch/builds/em</text:a></text:p>
      <text:p text:style-name="Text_20_body">There are two versions, depending on your compiler you use for EiffelStudio (see above) you <text:s/>have to download the correct version:</text:p>
      <text:list text:style-name="L2">
        <text:list-item>
          <text:p text:style-name="P8">em_bcb_0.8.1.exe for the Borland compiler</text:p>
        </text:list-item>
        <text:list-item>
          <text:p text:style-name="P8">em_msc_0.8.1.exe for the Microsoft compiler</text:p>
        </text:list-item>
      </text:list>
      <text:p text:style-name="Text_20_body">Run the installer as a system administrator and follow the on screen instructions.</text:p>
      <text:p text:style-name="Text_20_body">Logoff/logon or restart your computer. Otherwise it will not work!</text:p>
      <text:p text:style-name="Text_20_body">--- another walkthrough? ---</text:p>
      <text:h text:style-name="Heading_20_2" text:outline-level="2">Traffic</text:h>
      <text:p text:style-name="Text_20_body">From now on you don't need administrator privileges any more.</text:p>
      <text:p text:style-name="Text_20_body">You can download Traffic from <text:a xlink:type="simple" xlink:href="http://se.inf.ethz.ch/builds/traffic/">http://se.inf.ethz.ch/builds/traffic/</text:a>. For this guide I will choose “traffic_3_1_801_1.zip”. </text:p>
      <text:p text:style-name="Text_20_body">Traffic comes in a zip-file and does not need to be installed. Just unpack it to your project folder or any other place you have write and executable permission, for example “<text:a xlink:type="simple" xlink:href="/traffic">D:\traffic</text:a>”.</text:p>
      <text:p text:style-name="Text_20_body">--- again a few screen shots ---</text:p>
      <text:h text:style-name="Heading_20_1" text:outline-level="1">Run example applications</text:h>
      <text:p text:style-name="Text_20_body">Traffic comes with some included applications such as <text:span text:style-name="T1">Flat Hunt</text:span>. They are located in the respective directory under traffic/example. </text:p>
      <text:p text:style-name="Text_20_body">These applications show some of the capabilities of traffic. They all need to be compiled first to run. </text:p>
      <text:list text:style-name="L3">
        <text:list-item>
          <text:p text:style-name="P9">Start EiffelStudio. </text:p>
        </text:list-item>
        <text:list-item>
          <text:p text:style-name="P9">In the start dialog choose "Add Project". If the dialog does not appear, click on "File -&gt;New Project...".</text:p>
        </text:list-item>
        <text:list-item>
          <text:p text:style-name="P9">This will open a file dialog that lets you choose the *.ecf file of the application you whish to compile. Browse to the directory where the application is located (e.g. D:\traffic\example\flat_hunt), choose the *.ecf file (flat_hunt.ecf) and click on “Open”.</text:p>
        </text:list-item>
        <text:list-item>
          <text:p text:style-name="P9">Back in the start dialog, select your project click on "Open". This will start the compilation of the application. Before doing so you may need to change the Location, however this shouldn't be the case.</text:p>
        </text:list-item>
        <text:list-item>
          <text:p text:style-name="P9">Go get a coffee. Depending on your computer you may wait a while or a longer while...</text:p>
        </text:list-item>
        <text:list-item>
          <text:p text:style-name="P9">Once the project is compiled you can execute (debug) it by clicking on the <text:s/>"Debug" button in EiffelStudio or by hitting F5.</text:p>
        </text:list-item>
      </text:list>
      <text:h text:style-name="Heading_20_1" text:outline-level="1">Create application from scratch</text:h>
      <text:p text:style-name="Text_20_body">The easiest way to create a new application is not to actually create one. You can copy an existing application to a new folder and modify it until you get what you want. </text:p>
      <text:p text:style-name="Text_20_body">However some of them may carry a lot of luggage which you don't need, and sometimes it is best to just start with a clean slate.</text:p>
      <text:h text:style-name="Heading_20_2" text:outline-level="2">The Traffic library</text:h>
      <text:list text:style-name="L4">
        <text:list-item>
          <text:p text:style-name="P10">Start EiffelStudio</text:p>
        </text:list-item>
        <text:list-item>
          <text:p text:style-name="P10">In the start dialog, in the section “Create project” choose “Basic application (no graphics library included)” and click “Create”.</text:p>
        </text:list-item>
        <text:list-item>
          <text:p text:style-name="P10">On the next screen, you can choose the name of your application as well as the directory in which all the files are located, if you're done, click “OK”.</text:p>
          <text:list>
            <text:list-item>
              <text:p text:style-name="P10">I recommend to set the “System name”, “Root cluster” and “Root class” the same, to the name of your application. The “Root feature” should should remain “make”.</text:p>
            </text:list-item>
            <text:list-item>
              <text:p text:style-name="P10">Choose the location of your application. I recommend not to set it somewhere inside the Traffic folder as that may lead to some confusion. </text:p>
            </text:list-item>
          </text:list>
        </text:list-item>
        <text:list-item>
          <text:p text:style-name="P10">If you have checked “Compile project”, EiffelStudio will compile your application, if not click on the “Compile” button or F7 on your keyboard.</text:p>
        </text:list-item>
        <text:list-item>
          <text:p text:style-name="P10">Open your project settings (the button left of “Compile”).</text:p>
        </text:list-item>
        <text:list-item>
          <text:p text:style-name="P10">Click on the “Add library” button (or press Ctrl-L), select “gobo” and click “OK”. This will include the gobo library (part of EiffelMedia) to your application.</text:p>
        </text:list-item>
        <text:list-item>
          <text:p text:style-name="P10">Now include EiffelMedia itself: Click on “Add library”, then on “Browse”. Browse to the location where you have installed EiffelMedia, in the subfolder “library” there is “em.ecf”. Select that file and click “OK”, and again “OK”.</text:p>
        </text:list-item>
        <text:list-item>
          <text:p text:style-name="P10">Repeat the above step with Traffic. In the “library” subfolder select “traffic.ecf”.</text:p>
        </text:list-item>
        <text:list-item>
          <text:p text:style-name="P10">Again, compile your application. This will take a while, so go make yourself a tea.</text:p>
        </text:list-item>
      </text:list>
      <text:p text:style-name="Text_20_body">Now your application is ready to use the Traffic library. If you run your application you may notice that nothing happens. This is because you didn't actually tell your program what to do, only what it is and where it can find the stuff it needs.</text:p>
      <text:h text:style-name="Heading_20_2" text:outline-level="2">Touch application</text:h>
      <text:p text:style-name="Text_20_body">In the textbook A Touch Of Class there are some example applications throughout. The Touch library contains some simplifications so that Traffic does not overwhelm you. Please skip this section if you don't want to use Touch.</text:p>
      <text:list text:style-name="L5">
        <text:list-item>
          <text:p text:style-name="P11">You will first have to include Touch. Go to your project settings, click “Add library”, click “Browse” and browse to the location where you have unpacked Traffic. Go to the subfolder “library”, “touch” and select “touch.ecf”. Re-compile your application.</text:p>
        </text:list-item>
        <text:list-item>
          <text:p text:style-name="P11">Let your root class inherit from “touch_3d_application”. --- screenshot!!! ---</text:p>
        </text:list-item>
        <text:list-item>
          <text:p text:style-name="P11">Remove the feature “make”, it is already defined in the class “touch_3d_application. Instead create two new features:</text:p>
          <text:list>
            <text:list-item>
              <text:p text:style-name="P11">The first feature is “set_application_specifics”. There you can set the Window title among other things. You have to set the Window title and the application id! If your application is not located in the examples folder inside the Traffic library as I recommended, you also have to set the window icon.</text:p>
            </text:list-item>
            <text:list-item>
              <text:p text:style-name="P11">The second feature is “set_first_scene”. Leave it empty for now.</text:p>
            </text:list-item>
          </text:list>
        </text:list-item>
        <text:list-item>
          <text:p text:style-name="P11">Recompile your application. It should not produce any errors.</text:p>
        </text:list-item>
        <text:list-item>
          <text:p text:style-name="P11">Now create your first scene: Create a new class in you root cluster. Let it inherit from “touch_3d_scene” and add “make_component_scene” to “creation”. --- screenshot!!!! ---</text:p>
        </text:list-item>
        <text:list-item>
          <text:p text:style-name="P11">Now go back to your root class and complete the code in “set_first_scene”: Just add the line “set_scene (create {MY_FIRST_SCENE}.make_component_scene)”.</text:p>
        </text:list-item>
      </text:list>
      <text:p text:style-name="P12"/>
      <text:h text:style-name="Heading_20_2" text:outline-level="2">New Application</text:h>
      <text:p text:style-name="Text_20_body">First, include libraries. See above.</text:p>
      <text:list text:style-name="L6">
        <text:list-item>
          <text:p text:style-name="P13">root class: inherit em_application, traffic_3d_constants</text:p>
        </text:list-item>
        <text:list-item>
          <text:p text:style-name="P13">create new class for scene, inherit from em_component_scene</text:p>
        </text:list-item>
        <text:list-item>
          <text:p text:style-name="P13">in root_class: init video subsystem, set scene, launch</text:p>
        </text:list-item>
        <text:list-item>
          <text:p text:style-name="P13">in scene: make_component_scene</text:p>
        </text:list-item>
        <text:list-item>
          <text:p text:style-name="P13">should work now, displays nothing though</text:p>
        </text:list-item>
        <text:list-item>
          <text:p text:style-name="P13">add widgets to scene...</text:p>
        </text:list-item>
      </text:list>
      <text:p text:style-name="Text_20_body"/>
      <text:h text:style-name="Heading_20_1" text:outline-level="1">Changes to Traffic</text:h>
      <text:p text:style-name="Text_20_body">There are some bugs in the release version of Traffic. </text:p>
      <text:list text:style-name="L7">
        <text:list-item>
          <text:p text:style-name="P14">In TOUCH_3D_APPLICATION: Swap lines 42 and 43 so that “set icon” is before “set_application_specifics”</text:p>
        </text:list-item>
        <text:list-item>
          <text:p text:style-name="P14">--- something else ---</text:p>
        </text:list-item>
      </text:list>
      <text:p text:style-name="Text_20_body"/>
      <text:h text:style-name="Heading_20_1" text:outline-level="1">References</text:h>
      <text:p text:style-name="Text_20_body">[1] Traffic library: <text:a xlink:type="simple" xlink:href="http://se.inf.ethz.ch/traffic/">http://se.inf.ethz.ch/traff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master-page-name="">
      <style:paragraph-properties fo:margin-left="0.499cm" fo:margin-right="0.499cm" fo:margin-top="0cm" fo:margin-bottom="0cm" fo:text-indent="0cm" style:auto-text-indent="false"/>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initial-creator>Matthias Loeu</meta:initial-creator>
    <meta:creation-date>2006-08-17T13:12:56</meta:creation-date>
    <dc:creator>Matthias Loeu</dc:creator>
    <dc:date>2006-11-23T19:55:48</dc:date>
    <dc:language>en-US</dc:language>
    <meta:editing-cycles>32</meta:editing-cycles>
    <meta:editing-duration>PT13H0M31S</meta:editing-duration>
    <meta:user-defined meta:name="Info 1"/>
    <meta:user-defined meta:name="Info 2"/>
    <meta:user-defined meta:name="Info 3"/>
    <meta:user-defined meta:name="Info 4"/>
    <meta:document-statistic meta:table-count="0" meta:image-count="0" meta:object-count="0" meta:page-count="10" meta:paragraph-count="96" meta:word-count="1441" meta:character-count="8801"/>
  </office:meta>
</office:document-meta>
</file>